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Reto para el lunes 11.</text:span></text:p>
      <text:p text:style-name="Standard"/>
      <text:p text:style-name="Standard">Se trata de diseñar un fichero de tecto en formato xml con <text:s/>datos sobre una ciudad. Por ejemplo:</text:p>
      <text:p text:style-name="Standard"/>
      <text:p text:style-name="Standard">Semáforos</text:p>
      <text:p text:style-name="Standard"><text:tab/>id</text:p>
      <text:p text:style-name="Standard"><text:tab/>Calle</text:p>
      <text:p text:style-name="Standard"><text:tab/>Numero</text:p>
      <text:p text:style-name="Standard"><text:tab/>Latitud</text:p>
      <text:p text:style-name="Standard"><text:tab/>Longitud</text:p>
      <text:p text:style-name="Standard">Lugares públicos</text:p>
      <text:p text:style-name="Standard"><text:tab/>id</text:p>
      <text:p text:style-name="Standard"><text:tab/>Nombre</text:p>
      <text:p text:style-name="Standard"><text:tab/>Tipo</text:p>
      <text:p text:style-name="Standard"><text:tab/>Latitud </text:p>
      <text:p text:style-name="Standard"><text:tab/>Longitud</text:p>
      <text:p text:style-name="Standard"/>
      <text:p text:style-name="Standard">Cada uno de vosotros desarrollara su idea. El único requisito indispensable es que tienen que tener los campos <text:span text:style-name="T2">latitud</text:span> y <text:span text:style-name="T2">longitud</text:span>, independientemente del tema , información que os interese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06T23:08:53.71</meta:creation-date>
    <meta:document-statistic meta:table-count="0" meta:image-count="0" meta:object-count="0" meta:page-count="1" meta:paragraph-count="15" meta:word-count="65" meta:character-count="398"/>
    <dc:date>2021-10-06T23:13:31.92</dc:date>
    <meta:editing-duration>PT4M39S</meta:editing-duration>
    <meta:editing-cycles>1</meta:editing-cycles>
    <meta:generator>OpenOffice/4.1.7$Win32 OpenOffice.org_project/417m1$Build-9800</meta:generator>
  </office:meta>
</office:document-meta>
</file>